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P1" style:family="paragraph" style:parent-style-name="Standard">
      <style:paragraph-properties fo:text-align="center" style:justify-single-word="false"/>
      <style:text-properties officeooo:rsid="001ed8d5" officeooo:paragraph-rsid="001ed8d5"/>
    </style:style>
    <style:style style:name="P2" style:family="paragraph" style:parent-style-name="Standard">
      <style:paragraph-properties fo:text-align="start" style:justify-single-word="false"/>
      <style:text-properties officeooo:rsid="001ed8d5" officeooo:paragraph-rsid="001ed8d5"/>
    </style:style>
    <style:style style:name="P3" style:family="paragraph" style:parent-style-name="Standard" style:list-style-name="L1">
      <style:paragraph-properties fo:text-align="start" style:justify-single-word="false"/>
      <style:text-properties officeooo:rsid="00206e6b" officeooo:paragraph-rsid="00206e6b"/>
    </style:style>
    <style:style style:name="P4" style:family="paragraph" style:parent-style-name="Standard" style:list-style-name="L1">
      <style:paragraph-properties fo:text-align="start" style:justify-single-word="false"/>
      <style:text-properties officeooo:rsid="00206e6b" officeooo:paragraph-rsid="0020a079"/>
    </style:style>
    <style:style style:name="P5" style:family="paragraph" style:parent-style-name="Standard" style:list-style-name="L1">
      <style:paragraph-properties fo:text-align="start" style:justify-single-word="false"/>
      <style:text-properties officeooo:rsid="0020a079" officeooo:paragraph-rsid="0020a079"/>
    </style:style>
    <style:style style:name="P6" style:family="paragraph" style:parent-style-name="Standard" style:list-style-name="L1">
      <style:paragraph-properties fo:text-align="start" style:justify-single-word="false"/>
      <style:text-properties officeooo:rsid="0020ab6a" officeooo:paragraph-rsid="0020ab6a"/>
    </style:style>
    <style:style style:name="P7" style:family="paragraph" style:parent-style-name="Table_20_Contents">
      <style:paragraph-properties fo:text-align="start" style:justify-single-word="false"/>
      <style:text-properties officeooo:rsid="001ed8d5" officeooo:paragraph-rsid="001ed8d5"/>
    </style:style>
    <style:style style:name="P8" style:family="paragraph" style:parent-style-name="Table_20_Contents">
      <style:paragraph-properties fo:text-align="start" style:justify-single-word="false"/>
      <style:text-properties officeooo:rsid="001ed8d5" officeooo:paragraph-rsid="00206e6b"/>
    </style:style>
    <style:style style:name="P9" style:family="paragraph" style:parent-style-name="Table_20_Contents">
      <style:paragraph-properties fo:text-align="start" style:justify-single-word="false"/>
      <style:text-properties officeooo:rsid="001ed8d5" officeooo:paragraph-rsid="0020a079"/>
    </style:style>
    <style:style style:name="T1" style:family="text">
      <style:text-properties officeooo:rsid="0020a07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buat Program Thread Sederhana Menyalin Isi File</text:p>
      <text:p text:style-name="P1"/>
      <text:p text:style-name="P2">Proses thread dapat kita gunakan untuk mempercepat proses. Maka dari itu kita bisa memnggunakannya untuk proses menyalin isi File.</text:p>
      <text:p text:style-name="P2">Contoh source code :</text:p>
      <table:table table:name="Table1" table:style-name="Table1">
        <table:table-column table:style-name="Table1.A"/>
        <table:table-row>
          <table:table-cell table:style-name="Table1.A1" office:value-type="string">
            <text:p text:style-name="P7">#include &lt;stdio.h&gt;</text:p>
            <text:p text:style-name="P7">#include &lt;string.h&gt;</text:p>
            <text:p text:style-name="P7">#include &lt;pthread.h&gt;</text:p>
            <text:p text:style-name="P7">FILE *inp, *cad;</text:p>
            <text:p text:style-name="P7"/>
            <text:p text:style-name="P7">typedef struct Name_file</text:p>
            <text:p text:style-name="P7">{</text:p>
            <text:p text:style-name="P7"><text:tab/>char file[100];</text:p>
            <text:p text:style-name="P7"><text:tab/>char file_backup[100];</text:p>
            <text:p text:style-name="P7">}Name_file;</text:p>
            <text:p text:style-name="P7"/>
            <text:p text:style-name="P7">void *copyfile(void *args)</text:p>
            <text:p text:style-name="P7">{</text:p>
            <text:p text:style-name="P7"><text:tab/>char ch;</text:p>
            <text:p text:style-name="P7"><text:tab/>Name_file *name_file=(Name_file*) args;</text:p>
            <text:p text:style-name="P7"><text:tab/>inp=fopen(name_file-&gt;file,"r");</text:p>
            <text:p text:style-name="P7"><text:tab/>cad=fopen(name_file-&gt;file_backup,"w");</text:p>
            <text:p text:style-name="P7"/>
            <text:p text:style-name="P7"><text:tab/>printf("%s %s\n",name_file-&gt;file,name_file-&gt;file_backup);</text:p>
            <text:p text:style-name="P7"/>
            <text:p text:style-name="P7"><text:tab/>for(ch = getc(inp);ch!=EOF;ch=getc(inp))</text:p>
            <text:p text:style-name="P7"><text:tab/>{</text:p>
            <text:p text:style-name="P7"><text:tab/><text:tab/>putc(ch,cad);</text:p>
            <text:p text:style-name="P7"><text:tab/>}</text:p>
            <text:p text:style-name="P7"><text:tab/>fclose(inp);</text:p>
            <text:p text:style-name="P7"><text:tab/>fclose(cad);</text:p>
            <text:p text:style-name="P7">}</text:p>
            <text:p text:style-name="P7"/>
            <text:p text:style-name="P7"/>
            <text:p text:style-name="P7"/>
            <text:p text:style-name="P7">int main()</text:p>
            <text:p text:style-name="P7">{</text:p>
            <text:p text:style-name="P7"><text:tab/>pthread_t thread1, thread2;</text:p>
            <text:p text:style-name="P7"><text:tab/>Name_file name_file[3];</text:p>
            <text:p text:style-name="P7"><text:tab/></text:p>
            <text:p text:style-name="P7"><text:tab/>printf("Masukkan nama file &gt; ");</text:p>
            <text:p text:style-name="P7"><text:tab/>scanf("%s",name_file[0].file);</text:p>
            <text:p text:style-name="P7"/>
            <text:p text:style-name="P7"><text:tab/>strcpy(name_file[1].file,name_file[0].file);</text:p>
            <text:p text:style-name="P7"><text:tab/>strcpy(name_file[0].file_backup,name_file[0].file);</text:p>
            <text:p text:style-name="P7"><text:tab/>strcpy(name_file[1].file_backup,name_file[0].file);</text:p>
            <text:p text:style-name="P7"><text:tab/>strcat(name_file[0].file_backup,".backup1");</text:p>
            <text:p text:style-name="P7"><text:tab/>strcat(name_file[1].file,".backup1");</text:p>
            <text:p text:style-name="P7"><text:tab/>strcat(name_file[1].file_backup,".backup2");</text:p>
            <text:p text:style-name="P7"><text:tab/></text:p>
            <text:p text:style-name="P7"><text:tab/>pthread_create(&amp;thread2,NULL,copyfile,(void *)&amp;name_file[1]);</text:p>
            <text:p text:style-name="P7"><text:tab/>pthread_create(&amp;thread1,NULL,copyfile,(void *)&amp;name_file[0]);<text:tab/><text:tab/></text:p>
            <text:p text:style-name="P7"><text:soft-page-break/><text:tab/>pthread_join(thread1,NULL);<text:tab/></text:p>
            <text:p text:style-name="P7"><text:tab/>pthread_join(thread2,NULL);</text:p>
            <text:p text:style-name="P7"><text:tab/></text:p>
            <text:p text:style-name="P7"><text:tab/></text:p>
            <text:p text:style-name="P7">}</text:p>
          </table:table-cell>
        </table:table-row>
      </table:table>
      <text:p text:style-name="P2"/>
      <text:list xml:id="list3570658092608173166" text:style-name="L1">
        <text:list-item>
          <text:p text:style-name="P3">Penjelasan</text:p>
          <text:p text:style-name="P3">Pada source code diatas menggunakan struct untuk mengiri data ke fungsi thread.</text:p>
          <text:list>
            <text:list-item>
              <text:p text:style-name="P3">Fungsi main</text:p>
            </text:list-item>
          </text:list>
        </text:list-item>
      </text:list>
      <table:table table:name="Table2" table:style-name="Table2">
        <table:table-column table:style-name="Table2.A"/>
        <table:table-row>
          <table:table-cell table:style-name="Table2.A1" office:value-type="string">
            <text:p text:style-name="P8">int main()</text:p>
            <text:p text:style-name="P8">{</text:p>
            <text:p text:style-name="P8"><text:tab/>pthread_t thread1, thread2;</text:p>
            <text:p text:style-name="P8"><text:tab/>Name_file name_file[3];</text:p>
            <text:p text:style-name="P8"><text:tab/></text:p>
            <text:p text:style-name="P8"><text:tab/>printf("Masukkan nama file &gt; ");</text:p>
            <text:p text:style-name="P8"><text:tab/>scanf("%s",name_file[0].file);</text:p>
            <text:p text:style-name="P8"/>
            <text:p text:style-name="P8"><text:tab/>strcpy(name_file[1].file,name_file[0].file);</text:p>
            <text:p text:style-name="P8"><text:tab/>strcpy(name_file[0].file_backup,name_file[0].file);</text:p>
            <text:p text:style-name="P8"><text:tab/>strcpy(name_file[1].file_backup,name_file[0].file);</text:p>
            <text:p text:style-name="P8"><text:tab/>strcat(name_file[0].file_backup,".backup1");</text:p>
            <text:p text:style-name="P8"><text:tab/>strcat(name_file[1].file,".backup1");</text:p>
            <text:p text:style-name="P8"><text:tab/>strcat(name_file[1].file_backup,".backup2");</text:p>
            <text:p text:style-name="P8"><text:tab/></text:p>
            <text:p text:style-name="P8"><text:tab/>pthread_create(&amp;thread2,NULL,copyfile,(void *)&amp;name_file[1]);</text:p>
            <text:p text:style-name="P8"><text:tab/>pthread_create(&amp;thread1,NULL,copyfile,(void *)&amp;name_file[0]);<text:tab/><text:tab/></text:p>
            <text:p text:style-name="P8"><text:tab/>pthread_join(thread1,NULL);<text:tab/></text:p>
            <text:p text:style-name="P8"><text:tab/>pthread_join(thread2,NULL);</text:p>
            <text:p text:style-name="P8"><text:tab/></text:p>
            <text:p text:style-name="P8"><text:tab/></text:p>
            <text:p text:style-name="P8">}</text:p>
          </table:table-cell>
        </table:table-row>
      </table:table>
      <text:list xml:id="list61111764686498" text:continue-numbering="true" text:style-name="L1">
        <text:list-item>
          <text:list>
            <text:list-header>
              <text:p text:style-name="P4"><text:span text:style-name="T1">Pada fungsi main user diminta menginputkan nama file yang akan di salin. Setelah meminta inputan nama file program akan menginisialisasi nama file backupan yang akan di bawa ke fungsi thread. </text:span></text:p>
              <text:p text:style-name="P4"><text:s/></text:p>
            </text:list-header>
            <text:list-item>
              <text:p text:style-name="P5">Fungsi thread</text:p>
            </text:list-item>
          </text:list>
        </text:list-item>
      </text:list>
      <table:table table:name="Table3" table:style-name="Table3">
        <table:table-column table:style-name="Table3.A"/>
        <table:table-row>
          <table:table-cell table:style-name="Table3.A1" office:value-type="string">
            <text:p text:style-name="P9">void *copyfile(void *args)</text:p>
            <text:p text:style-name="P9">{</text:p>
            <text:p text:style-name="P9"><text:tab/>char ch;</text:p>
            <text:p text:style-name="P9"><text:tab/>Name_file *name_file=(Name_file*) args;</text:p>
            <text:p text:style-name="P9"><text:tab/>inp=fopen(name_file-&gt;file,"r");</text:p>
            <text:p text:style-name="P9"><text:tab/>cad=fopen(name_file-&gt;file_backup,"w");</text:p>
            <text:p text:style-name="P9"/>
            <text:p text:style-name="P9"><text:tab/>printf("%s %s\n",name_file-&gt;file,name_file-&gt;file_backup);</text:p>
            <text:p text:style-name="P9"/>
            <text:p text:style-name="P9"><text:tab/>for(ch = getc(inp);ch!=EOF;ch=getc(inp))</text:p>
            <text:p text:style-name="P9"><text:tab/>{</text:p>
            <text:p text:style-name="P9"><text:tab/><text:tab/>putc(ch,cad);</text:p>
            <text:p text:style-name="P9"><text:tab/>}</text:p>
            <text:p text:style-name="P9"><text:tab/>fclose(inp);</text:p>
            <text:p text:style-name="P9"><text:tab/>fclose(cad);</text:p>
            <text:p text:style-name="P9"><text:soft-page-break/>}</text:p>
          </table:table-cell>
        </table:table-row>
      </table:table>
      <text:list xml:id="list61111382345730" text:continue-numbering="true" text:style-name="L1">
        <text:list-item>
          <text:list>
            <text:list-header>
              <text:p text:style-name="P6">Pada fungsi thread karena diharuskan memiliki parameter void maka struct diubah kembali ke tipe variabel struct. Pada proses mengcopy data menggunakan looping dengan batas tidak sampai EOF dan menggunakan fungsi putch untuk mengcopy. </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thoniadi </meta:initial-creator>
    <meta:creation-date>2015-11-11T05:59:34.316729405</meta:creation-date>
    <dc:date>2015-11-11T06:11:09.999561408</dc:date>
    <dc:creator>fathoniadi </dc:creator>
    <meta:editing-duration>PT11M35S</meta:editing-duration>
    <meta:editing-cycles>4</meta:editing-cycles>
    <meta:generator>LibreOffice/4.4.3.2$Linux_X86_64 LibreOffice_project/40m0$Build-2</meta:generator>
    <meta:document-statistic meta:table-count="3" meta:image-count="0" meta:object-count="0" meta:page-count="3" meta:paragraph-count="89" meta:word-count="233" meta:character-count="2663" meta:non-whitespace-character-count="2446"/>
  </office:meta>
</office:document-meta>
</file>